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C71294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81cm, 6.091cm, 1.139cm, 6.8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674cm" svg:y="0cm" svg:width="24.156cm" svg:height="16.949cm" draw:z-index="0"><draw:image xlink:href="Pictures/100000000000078000000438C71294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9:51:40.15</meta:creation-date>
    <dc:date>2013-04-16T19:53:05.5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6$Windows_x86 LibreOffice_project/2ef5aff-a6fb0ff-166bdff-cf087ad-0f1389</meta:generator>
  </office:meta>
</office:document-meta>
</file>